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i-monospace" svg:font-family="ui-monospace, monospace"/>
  </office:font-face-decls>
  <office:automatic-styles>
    <style:style style:name="P1" style:family="paragraph" style:parent-style-name="Preformatted_20_Text">
      <style:paragraph-properties fo:margin-top="0in" fo:margin-bottom="0in" style:contextual-spacing="false" fo:orphans="2" fo:widows="2" fo:padding="0in" fo:border="none"/>
      <style:text-properties fo:font-variant="normal" fo:text-transform="none" fo:color="#141413" loext:opacity="100%" style:font-name="ui-monospace" fo:font-size="9pt" fo:letter-spacing="normal" fo:font-style="normal" fo:font-weight="normal"/>
    </style:style>
    <style:style style:name="P2" style:family="paragraph" style:parent-style-name="Preformatted_20_Text">
      <style:paragraph-properties fo:margin-top="0in" fo:margin-bottom="0in" style:contextual-spacing="false" fo:orphans="2" fo:widows="2" fo:padding="0in" fo:border="none"/>
      <style:text-properties fo:font-variant="normal" fo:text-transform="none" fo:color="#141413" loext:opacity="100%" fo:letter-spacing="normal"/>
    </style:style>
    <style:style style:name="P3" style:family="paragraph" style:parent-style-name="Preformatted_20_Text">
      <style:paragraph-properties fo:margin-top="0in" fo:margin-bottom="0in" style:contextual-spacing="false" fo:orphans="2" fo:widows="2" fo:padding="0in" fo:border="none"/>
    </style:style>
    <style:style style:name="P4" style:family="paragraph" style:parent-style-name="Standard">
      <style:text-properties officeooo:paragraph-rsid="001a4b84"/>
    </style:style>
    <style:style style:name="P5" style:family="paragraph" style:parent-style-name="Text_20_body" style:list-style-name="L1"/>
    <style:style style:name="P6" style:family="paragraph" style:parent-style-name="Text_20_body" style:list-style-name="L1">
      <style:paragraph-properties fo:margin-top="0in" fo:margin-bottom="0in" style:contextual-spacing="false"/>
    </style:style>
    <style:style style:name="P7" style:family="paragraph" style:parent-style-name="Text_20_body" style:list-style-name="L2"/>
    <style:style style:name="P8" style:family="paragraph" style:parent-style-name="Text_20_body" style:list-style-name="L2">
      <style:paragraph-properties fo:margin-top="0in" fo:margin-bottom="0in" style:contextual-spacing="false"/>
    </style:style>
    <style:style style:name="P9" style:family="paragraph" style:parent-style-name="Text_20_body">
      <style:text-properties officeooo:paragraph-rsid="001a4b84"/>
    </style:style>
    <style:style style:name="P10" style:family="paragraph" style:parent-style-name="Text_20_body">
      <style:text-properties fo:font-size="14pt" fo:font-weight="bold" officeooo:rsid="001a4b84" officeooo:paragraph-rsid="001a4b84" style:font-size-asian="14pt" style:font-weight-asian="bold" style:font-size-complex="14pt" style:font-weight-complex="bold"/>
    </style:style>
    <style:style style:name="T1" style:family="text">
      <style:text-properties officeooo:rsid="0018515d"/>
    </style:style>
    <style:style style:name="T2" style:family="text">
      <style:text-properties fo:font-size="14pt" fo:font-weight="bold" officeooo:rsid="001a4b84" style:font-size-asian="14pt" style:font-weight-asian="bold" style:font-size-complex="14pt" style:font-weight-complex="bold"/>
    </style:style>
    <style:style style:name="T3" style:family="text">
      <style:text-properties style:font-name="ui-monospace" fo:font-size="9pt" fo:font-style="normal" fo:font-weight="normal"/>
    </style:style>
    <style:style style:name="T4" style:family="text">
      <style:text-properties fo:font-variant="normal" fo:text-transform="none" fo:color="#141413" loext:opacity="100%" style:font-name="ui-monospace" fo:font-size="9pt" fo:letter-spacing="normal" fo:font-style="normal" fo:font-weight="normal"/>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P1 S1</text:p>
      <text:p text:style-name="P9">"""</text:p>
      <text:p text:style-name="P9">ROLE: Act as a senior backend developer, building a robust, modular and scalable applications and features.</text:p>
      <text:p text:style-name="Text_20_body">"""</text:p>
      <text:p text:style-name="Text_20_body">TASK: To implement a <text:span text:style-name="T1">rest endpoint for </text:span>importing of employees using csv in nest js, follow the below steps.</text:p>
      <text:p text:style-name="Text_20_body"/>
      <text:p text:style-name="Text_20_body">CONTEXT: Implementing a new feature of import employees(bulk) using csv. <text:line-break/>"""</text:p>
      <text:p text:style-name="Text_20_body">REQUIREMENTS:</text:p>
      <text:p text:style-name="Text_20_body">1- Functional: </text:p>
      <text:list xml:id="list1049580584" text:style-name="L1">
        <text:list-item>
          <text:p text:style-name="P6">Should validate the file type, it must be .csv only. </text:p>
        </text:list-item>
        <text:list-item>
          <text:p text:style-name="P6">Create the DTO for validating each record with production level validations and regex. </text:p>
        </text:list-item>
        <text:list-item>
          <text:p text:style-name="P6">In service file it should loop and check the validation and if valid then store in the DB else store that record in  not valid record then store that bad record in an array for future use and skip that record. </text:p>
        </text:list-item>
        <text:list-item>
          <text:p text:style-name="P6">Once that loop is completed on the csv file then it should send the response with success count and error count with attached Array of Objects of Anamoly records which are failed while importing with there specific reason message. </text:p>
        </text:list-item>
        <text:list-item>
          <text:p text:style-name="P5">It should follow the solid principle.</text:p>
        </text:list-item>
      </text:list>
      <text:p text:style-name="Text_20_body">"""</text:p>
      <text:p text:style-name="Text_20_body">"""</text:p>
      <text:p text:style-name="Text_20_body">CONSTRAINS:</text:p>
      <text:list xml:id="list1318658751" text:style-name="L2">
        <text:list-item>
          <text:p text:style-name="P8">If not sure with the implementation, do not write code, ask the doubt before implementing. </text:p>
        </text:list-item>
        <text:list-item>
          <text:p text:style-name="P8">Do not add the code description/or comments. </text:p>
        </text:list-item>
        <text:list-item>
          <text:p text:style-name="P8">Save tokens. </text:p>
        </text:list-item>
        <text:list-item>
          <text:p text:style-name="P7">Before adding any package, ask for the permission first, once approved then only proceed </text:p>
        </text:list-item>
      </text:list>
      <text:p text:style-name="Text_20_body">"""</text:p>
      <text:p text:style-name="Text_20_body">TECHNOLOGY:<text:line-break/>Nest JS (Backend)<text:line-break/>PostgreSQL (DB)<text:line-break/>Node version (22)<text:line-break/><text:line-break/>OUTPUT: Follow the above response structure and share the summary of import with success and failure records counts and other info.</text:p>
      <text:p text:style-name="Standard"/>
      <text:p text:style-name="Standard"/>
      <text:p text:style-name="Standard"/>
      <text:p text:style-name="P4"><text:soft-page-break/><text:span text:style-name="T2">P1 S2</text:span><text:line-break/><text:line-break/><text:span text:style-name="T4">ROLE: Senior backend engineer. NestJS, PostgreSQL, Node.js v22, SOLID.</text:span></text:p>
      <text:p text:style-name="P3"/>
      <text:p text:style-name="P1">ENDPOINTS</text:p>
      <text:p text:style-name="P1">POST /imports <text:s text:c="9"/>— upload CSV, process, return summary</text:p>
      <text:p text:style-name="P1">GET <text:s/>/imports/:id/summary — fetch persisted summary for a past import</text:p>
      <text:p text:style-name="P3"/>
      <text:p text:style-name="P2">━━ <text:span text:style-name="T3">POST /imports ━━━━━━━━━━━━━━━━━━━━━━━━━━━━━━━━━━</text:span></text:p>
      <text:p text:style-name="P3"/>
      <text:p text:style-name="P1">INPUT</text:p>
      <text:p text:style-name="P1">- Multipart .csv only (validate MIME + extension)</text:p>
      <text:p text:style-name="P1">- Reject if &gt; 10 MB or &gt; 50,000 rows</text:p>
      <text:p text:style-name="P3"/>
      <text:p text:style-name="P1">PROCESSING</text:p>
      <text:p text:style-name="P1">- Stream row-by-row (no full memory load)</text:p>
      <text:p text:style-name="P1">- Validate each row via EmployeeImportDto (class-validator + regex)</text:p>
      <text:p text:style-name="P1">- Required: firstName, lastName, email, phone, department</text:p>
      <text:p text:style-name="P1">- email: RFC-5322 | phone: E.164 | department: enum whitelist</text:p>
      <text:p text:style-name="P1">- Valid rows → INSERT with ON CONFLICT (email) DO NOTHING</text:p>
      <text:p text:style-name="P1">- Invalid rows → skip, collect in failedRecords</text:p>
      <text:p text:style-name="P3"/>
      <text:p text:style-name="P1">TRANSACTIONS</text:p>
      <text:p text:style-name="P1">- Batch valid rows in chunks of 500, one DB transaction per chunk</text:p>
      <text:p text:style-name="P1">- Chunk failure → rollback chunk, mark rows as failed, continue</text:p>
      <text:p text:style-name="P3"/>
      <text:p text:style-name="P1">ERROR HANDLING</text:p>
      <text:p text:style-name="P1">- DB errors → catch per chunk, add to failedRecords (reason: "db_error")</text:p>
      <text:p text:style-name="P1">- Malformed CSV → abort early, return structured error</text:p>
      <text:p text:style-name="P1">- Structured JSON logging on all errors (Winston)</text:p>
      <text:p text:style-name="P3"/>
      <text:p text:style-name="P1">ANOMALY DETECTION (separate from validation failures)</text:p>
      <text:p text:style-name="P1">- Duplicate email within file (flag 2nd+ occurrence)</text:p>
      <text:p text:style-name="P1">- Duplicate email already in DB</text:p>
      <text:p text:style-name="P1">- Disposable domains: mailinator.com, guerrillamail.com, tempmail.com (config-driven)</text:p>
      <text:p text:style-name="P1">- Numeric fields (salary, age) outside 3σ of batch mean</text:p>
      <text:p text:style-name="P3"/>
      <text:p text:style-name="P1">PERSISTENCE</text:p>
      <text:p text:style-name="P1">- On import start, create ImportSession { id, filename, status, createdAt }</text:p>
      <text:p text:style-name="P1">- On completion, update ImportSession with:</text:p>
      <text:p text:style-name="P2"><text:s text:c="4"/><text:span text:style-name="T3">totalRecords, successCount, failureCount, anomalyCount, completedAt</text:span></text:p>
      <text:p text:style-name="P1">- failedRecords and anomalies stored in separate tables with importId FK</text:p>
      <text:p text:style-name="P3"/>
      <text:p text:style-name="P1">POST RESPONSE</text:p>
      <text:p text:style-name="P1">{</text:p>
      <text:p text:style-name="P2"><text:s text:c="2"/><text:span text:style-name="T3">importId: uuid,</text:span></text:p>
      <text:p text:style-name="P2"><text:s text:c="2"/><text:span text:style-name="T3">totalRecords, successCount, failureCount, anomalyCount,</text:span></text:p>
      <text:p text:style-name="P2"><text:s text:c="2"/><text:span text:style-name="T3">failedRecords: [{ rowNumber, data, errors: string[] }],</text:span></text:p>
      <text:p text:style-name="P2"><text:s text:c="2"/><text:span text:style-name="T3">anomalies: <text:s text:c="4"/>[{ rowNumber, data, reason: string }]</text:span></text:p>
      <text:p text:style-name="P1">}</text:p>
      <text:p text:style-name="P3"/>
      <text:p text:style-name="P2">━━ <text:span text:style-name="T3">GET /imports/:id/summary ━━━━━━━━━━━━━━━━━━━━━━━</text:span></text:p>
      <text:p text:style-name="P3"/>
      <text:p text:style-name="P1">- Fetch ImportSession by id; 404 if not found</text:p>
      <text:p text:style-name="P1">- Counts resolved via SQL aggregates (COUNT + GROUP BY) — no ORM row scan</text:p>
      <text:p text:style-name="P1">- departmentBreakdown via GROUP BY department on employees table filtered by importId</text:p>
      <text:p text:style-name="P3"/>
      <text:p text:style-name="P1">GET RESPONSE</text:p>
      <text:p text:style-name="P1">{</text:p>
      <text:p text:style-name="P2"><text:s text:c="2"/><text:span text:style-name="T3">importId: uuid,</text:span></text:p>
      <text:p text:style-name="P2"><text:s text:c="2"/><text:span text:style-name="T3">filename: string,</text:span></text:p>
      <text:p text:style-name="P2"><text:s text:c="2"/><text:span text:style-name="T3">status: "completed" | "failed" | "processing",</text:span></text:p>
      <text:p text:style-name="P2"><text:s text:c="2"/><text:span text:style-name="T3">createdAt, completedAt,</text:span></text:p>
      <text:p text:style-name="P2"><text:s text:c="2"/><text:span text:style-name="T3">totalRecords, successCount, failureCount, anomalyCount,</text:span></text:p>
      <text:p text:style-name="P2"><text:s text:c="2"/><text:span text:style-name="T3">departmentBreakdown: [{ department: string, count: number }]</text:span></text:p>
      <text:p text:style-name="P1">}</text:p>
      <text:p text:style-name="P3"><text:soft-page-break/></text:p>
      <text:p text:style-name="P2">━━ <text:span text:style-name="T3">ARCHITECTURE ━━━━━━━━━━━━━━━━━━━━━━━━━━━━━━━━━━━</text:span></text:p>
      <text:p text:style-name="P3"/>
      <text:p text:style-name="P1">One file per concern:</text:p>
      <text:p text:style-name="P1">- ImportController <text:s text:c="6"/>— guards, routes, delegates</text:p>
      <text:p text:style-name="P1">- ImportService <text:s text:c="9"/>— orchestrates parse → validate → persist → summarise</text:p>
      <text:p text:style-name="P1">- SummaryService <text:s text:c="8"/>— GET summary queries (raw SQL aggregates)</text:p>
      <text:p text:style-name="P1">- EmployeeImportDto <text:s text:c="5"/>— class-validator decorators</text:p>
      <text:p text:style-name="P1">- CsvParserUtil <text:s text:c="9"/>— stream parser, emits row objects</text:p>
      <text:p text:style-name="P1">- AnomalyDetector <text:s text:c="7"/>— pure functions, no DB dependency</text:p>
      <text:p text:style-name="P1">- ImportSummaryBuilder <text:s text:c="2"/>— assembles POST response</text:p>
      <text:p text:style-name="P3"/>
      <text:p text:style-name="P1">CONSTRAINTS</text:p>
      <text:p text:style-name="P1">- No comments in code</text:p>
      <text:p text:style-name="P1">- No new packages without approval</text:p>
      <text:p text:style-name="P2"><text:s text:c="2"/><text:span text:style-name="T3">Approved: csv-parse, class-validator, class-transformer, typeorm</text:span></text:p>
      <text:p text:style-name="P1">- No full-file buffering</text:p>
      <text:p text:style-name="P1">- All methods independently unit-testable</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i-monospace" svg:font-family="ui-monospace,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15T16:36:44.216222577</meta:creation-date>
    <dc:date>2026-04-15T16:45:02.333844820</dc:date>
    <meta:editing-duration>PT8M17S</meta:editing-duration>
    <meta:editing-cycles>3</meta:editing-cycles>
    <meta:generator>LibreOffice/7.3.7.2$Linux_X86_64 LibreOffice_project/30$Build-2</meta:generator>
    <meta:document-statistic meta:table-count="0" meta:image-count="0" meta:object-count="0" meta:page-count="3" meta:paragraph-count="89" meta:word-count="644" meta:character-count="4367" meta:non-whitespace-character-count="3712"/>
  </office:meta>
</office:document-meta>
</file>